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 Book Basic" svg:font-family="'Gentium Book Basi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" style:family="graphic" style:parent-style-name="standard">
      <style:graphic-properties draw:stroke="dash" draw:stroke-dash="Fine_20_Dashed" svg:stroke-color="#000000" draw:fill-color="#ff1493" draw:textarea-horizontal-align="justify" draw:textarea-vertical-align="top" draw:auto-grow-height="false" fo:min-height="12.15cm" fo:min-width="10.6cm"/>
    </style:style>
    <style:style style:name="gr3" style:family="graphic" style:parent-style-name="standard">
      <style:graphic-properties svg:stroke-opacity="0%" draw:fill-color="#d4ea6b" draw:textarea-horizontal-align="justify" draw:textarea-vertical-align="middle" draw:auto-grow-height="false" fo:min-height="1.352cm" fo:min-width="1.99cm"/>
    </style:style>
    <style:style style:name="gr4" style:family="graphic" style:parent-style-name="standard">
      <style:graphic-properties svg:stroke-opacity="0%" draw:fill-color="#5983b0" draw:textarea-horizontal-align="justify" draw:textarea-vertical-align="middle" draw:auto-grow-height="false" fo:min-height="0.75cm" fo:min-width="1.905cm"/>
    </style:style>
    <style:style style:name="gr5" style:family="graphic" style:parent-style-name="standard">
      <style:graphic-properties svg:stroke-opacity="0%" draw:fill-color="#5983b0" draw:textarea-horizontal-align="justify" draw:textarea-vertical-align="middle" draw:auto-grow-height="false" fo:min-height="0.548cm" fo:min-width="1.886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972f" draw:textarea-horizontal-align="justify" draw:textarea-vertical-align="top" draw:auto-grow-height="false" fo:min-height="11.216cm" fo:min-width="11.563cm" fo:padding-top="0.142cm" fo:padding-bottom="0.142cm" fo:padding-left="0.267cm" fo:padding-right="0.267cm"/>
    </style:style>
    <style:style style:name="gr7" style:family="graphic" style:parent-style-name="standard">
      <style:graphic-properties svg:stroke-opacity="0%" draw:fill-color="#ffffff" draw:textarea-horizontal-align="justify" draw:textarea-vertical-align="middle" draw:auto-grow-height="false" fo:min-height="0.756cm" fo:min-width="0.971cm"/>
    </style:style>
    <style:style style:name="gr8" style:family="graphic" style:parent-style-name="standard">
      <style:graphic-properties svg:stroke-opacity="0%" draw:fill-color="#ffffff" draw:textarea-horizontal-align="justify" draw:textarea-vertical-align="middle" draw:auto-grow-height="false" fo:min-height="0.676cm" fo:min-width="0.829cm"/>
    </style:style>
    <style:style style:name="gr9" style:family="graphic" style:parent-style-name="standard">
      <style:graphic-properties svg:stroke-opacity="0%" draw:fill-color="#5983b0" draw:textarea-horizontal-align="justify" draw:textarea-vertical-align="middle" draw:auto-grow-height="false" fo:min-height="0.547cm" fo:min-width="1.596cm"/>
    </style:style>
    <style:style style:name="gr10" style:family="graphic" style:parent-style-name="standard">
      <style:graphic-properties svg:stroke-opacity="0%" draw:fill-color="#ffffff" draw:textarea-horizontal-align="justify" draw:textarea-vertical-align="middle" draw:auto-grow-height="false" fo:min-height="0.676cm" fo:min-width="0.83cm"/>
    </style:style>
    <style:style style:name="gr11" style:family="graphic" style:parent-style-name="objectwithoutfill">
      <style:graphic-properties svg:stroke-color="#000000" draw:marker-start="Arrow" draw:marker-start-width="0.3cm" draw:marker-end="Arrow" draw:marker-end-width="0.3cm" draw:fill="solid" draw:textarea-vertical-align="middle"/>
    </style:style>
    <style:style style:name="gr12" style:family="graphic" style:parent-style-name="standard">
      <style:graphic-properties svg:stroke-color="#729fcf" svg:stroke-opacity="0%" draw:fill-color="#b4c7dc" draw:textarea-horizontal-align="justify" draw:textarea-vertical-align="middle" draw:auto-grow-height="false" fo:min-height="0.548cm" fo:min-width="1.596cm"/>
    </style:style>
    <style:style style:name="gr13" style:family="graphic" style:parent-style-name="standard">
      <style:graphic-properties svg:stroke-opacity="0%" draw:fill-color="#b4c7dc" draw:textarea-horizontal-align="justify" draw:textarea-vertical-align="middle" draw:auto-grow-height="false" fo:min-height="0.676cm" fo:min-width="0.829cm"/>
    </style:style>
    <style:style style:name="gr14" style:family="graphic" style:parent-style-name="standard">
      <style:graphic-properties svg:stroke-opacity="0%" draw:fill-color="#ffffff" draw:textarea-horizontal-align="justify" draw:textarea-vertical-align="middle" draw:auto-grow-height="false" fo:min-height="0.676cm" fo:min-width="0.828cm"/>
    </style:style>
    <style:style style:name="gr15" style:family="graphic" style:parent-style-name="standard">
      <style:graphic-properties svg:stroke-opacity="0%" draw:fill-color="#ff6d6d" draw:textarea-horizontal-align="justify" draw:textarea-vertical-align="top" draw:auto-grow-height="false" fo:min-height="0.789cm" fo:min-width="2.892cm"/>
    </style:style>
    <style:style style:name="gr16" style:family="graphic" style:parent-style-name="standard">
      <style:graphic-properties svg:stroke-opacity="0%" draw:fill-color="#ff6d6d" draw:textarea-horizontal-align="justify" draw:textarea-vertical-align="top" draw:auto-grow-height="false" fo:min-height="0.278cm" fo:min-width="1.811cm"/>
    </style:style>
    <style:style style:name="gr17" style:family="graphic" style:parent-style-name="standard">
      <style:graphic-properties svg:stroke-opacity="0%" draw:fill-color="#ff6d6d" draw:textarea-horizontal-align="justify" draw:textarea-vertical-align="top" draw:auto-grow-height="false" fo:min-height="0.975cm" fo:min-width="3.123cm"/>
    </style:style>
    <style:style style:name="gr18" style:family="graphic" style:parent-style-name="standard">
      <style:graphic-properties svg:stroke-opacity="0%" draw:fill-color="#dedce6" draw:textarea-horizontal-align="justify" draw:textarea-vertical-align="middle" draw:auto-grow-height="false" fo:min-height="1.364cm" fo:min-width="2.004cm"/>
    </style:style>
    <style:style style:name="gr19" style:family="graphic" style:parent-style-name="standard">
      <style:graphic-properties svg:stroke-opacity="0%" draw:fill-color="#bf819e" draw:textarea-horizontal-align="justify" draw:textarea-vertical-align="middle" draw:auto-grow-height="false" fo:min-height="2.458cm" fo:min-width="4.808cm"/>
    </style:style>
    <style:style style:name="gr20" style:family="graphic" style:parent-style-name="standard">
      <style:graphic-properties svg:stroke-color="#729fcf" svg:stroke-opacity="0%" draw:fill-color="#b4c7dc" draw:textarea-horizontal-align="justify" draw:textarea-vertical-align="middle" draw:auto-grow-height="false" fo:min-height="0.902cm" fo:min-width="3.46cm"/>
    </style:style>
    <style:style style:name="gr21" style:family="graphic" style:parent-style-name="standard">
      <style:graphic-properties svg:stroke-opacity="0%" draw:fill-color="#dedce6" draw:textarea-horizontal-align="justify" draw:textarea-vertical-align="middle" draw:auto-grow-height="false" fo:min-height="1.65cm" fo:min-width="3.7cm"/>
    </style:style>
    <style:style style:name="gr22" style:family="graphic" style:parent-style-name="standard">
      <style:graphic-properties svg:stroke-opacity="0%" draw:fill-color="#e6e905" draw:textarea-horizontal-align="justify" draw:textarea-vertical-align="middle" draw:auto-grow-height="false" fo:min-height="1.66cm" fo:min-width="1.622cm"/>
    </style:style>
    <style:style style:name="gr23" style:family="graphic" style:parent-style-name="standard">
      <style:graphic-properties svg:stroke-opacity="0%" draw:fill-color="#bf819e" draw:textarea-horizontal-align="justify" draw:textarea-vertical-align="top" draw:auto-grow-height="false" fo:min-height="1.189cm" fo:min-width="3.3cm"/>
    </style:style>
    <style:style style:name="gr24" style:family="graphic" style:parent-style-name="standard">
      <style:graphic-properties svg:stroke-opacity="0%" draw:fill-color="#f7d1d5" draw:textarea-horizontal-align="justify" draw:textarea-vertical-align="top" draw:auto-grow-height="false" fo:min-height="1.544cm" fo:min-width="1.462cm"/>
    </style:style>
    <style:style style:name="gr25" style:family="graphic" style:parent-style-name="standard">
      <style:graphic-properties svg:stroke-opacity="0%" draw:fill-color="#ffff6d" draw:textarea-horizontal-align="justify" draw:textarea-vertical-align="top" draw:auto-grow-height="false" fo:min-height="0.95cm" fo:min-width="3.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1493"/>
      <style:paragraph-properties fo:text-align="start"/>
      <style:text-properties style:font-name="Gentium Book Basic"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-color="#d4ea6b"/>
      <style:paragraph-properties fo:text-align="center"/>
      <style:text-properties style:font-name="Gentium Book Basic" fo:font-size="16pt" fo:font-weight="bold" style:font-size-asian="16pt" style:font-weight-asian="bold" style:font-size-complex="16pt" style:font-weight-complex="bold"/>
    </style:style>
    <style:style style:name="P6" style:family="paragraph">
      <loext:graphic-properties draw:fill-color="#5983b0"/>
      <style:paragraph-properties fo:text-align="center"/>
      <style:text-properties style:font-name="Gentium Book Basic" fo:font-size="14pt" style:font-size-asian="14pt" style:font-size-complex="14pt"/>
    </style:style>
    <style:style style:name="P7" style:family="paragraph">
      <loext:graphic-properties draw:fill-color="#ff972f"/>
      <style:paragraph-properties fo:text-align="start"/>
      <style:text-properties style:font-name="Gentium Book Basic" fo:font-style="italic" style:text-underline-style="solid" style:text-underline-width="auto" style:text-underline-color="font-color" style:font-style-asian="italic" style:font-style-complex="italic"/>
    </style:style>
    <style:style style:name="P8" style:family="paragraph">
      <loext:graphic-properties draw:fill-color="#ffffff"/>
      <style:paragraph-properties fo:text-align="center"/>
      <style:text-properties style:font-name="Gentium Book Basic" fo:font-size="14pt" style:font-size-asian="14pt" style:font-size-complex="14pt"/>
    </style:style>
    <style:style style:name="P9" style:family="paragraph">
      <loext:graphic-properties draw:fill-color="#ffffff"/>
      <style:paragraph-properties fo:text-align="center"/>
      <style:text-properties style:font-name="Gentium Book Basic"/>
    </style:style>
    <style:style style:name="P10" style:family="paragraph">
      <loext:graphic-properties draw:fill-color="#b4c7dc"/>
      <style:paragraph-properties fo:text-align="center"/>
      <style:text-properties style:font-name="Gentium Book Basic" fo:font-size="14pt" style:font-size-asian="14pt" style:font-size-complex="14pt"/>
    </style:style>
    <style:style style:name="P11" style:family="paragraph">
      <loext:graphic-properties draw:fill-color="#b4c7dc"/>
      <style:paragraph-properties fo:text-align="center"/>
      <style:text-properties style:font-name="Gentium Book Basic"/>
    </style:style>
    <style:style style:name="P12" style:family="paragraph">
      <loext:graphic-properties draw:fill-color="#ffffff"/>
      <style:paragraph-properties fo:text-align="center"/>
      <style:text-properties style:font-name="Gentium Book Basic" fo:font-size="16pt" style:font-size-asian="16pt" style:font-size-complex="16pt"/>
    </style:style>
    <style:style style:name="P13" style:family="paragraph">
      <loext:graphic-properties draw:fill-color="#ff6d6d"/>
      <style:paragraph-properties fo:text-align="start"/>
      <style:text-properties style:font-name="Gentium Book Basic" fo:font-size="12pt" style:font-size-asian="12pt" style:font-size-complex="12pt"/>
    </style:style>
    <style:style style:name="P14" style:family="paragraph">
      <loext:graphic-properties draw:fill-color="#dedce6"/>
      <style:paragraph-properties fo:text-align="center"/>
      <style:text-properties style:font-name="Gentium Book Basic" fo:font-size="14pt" style:font-size-asian="14pt" style:font-size-complex="14pt"/>
    </style:style>
    <style:style style:name="P15" style:family="paragraph">
      <loext:graphic-properties draw:fill-color="#bf819e"/>
      <style:paragraph-properties fo:text-align="center"/>
      <style:text-properties style:font-name="Gentium Book Basic"/>
    </style:style>
    <style:style style:name="P16" style:family="paragraph">
      <loext:graphic-properties draw:fill-color="#dedce6"/>
      <style:paragraph-properties fo:text-align="center"/>
      <style:text-properties style:font-name="Gentium Book Basic" fo:font-size="12pt" style:font-size-asian="12pt" style:font-size-complex="12pt"/>
    </style:style>
    <style:style style:name="P17" style:family="paragraph">
      <loext:graphic-properties draw:fill-color="#e6e905"/>
      <style:paragraph-properties fo:text-align="center"/>
      <style:text-properties style:font-name="Gentium Book Basic" fo:font-size="14pt" style:font-size-asian="14pt" style:font-size-complex="14pt"/>
    </style:style>
    <style:style style:name="P18" style:family="paragraph">
      <loext:graphic-properties draw:fill-color="#bf819e"/>
      <style:paragraph-properties fo:text-align="start"/>
      <style:text-properties style:font-name="Gentium Book Basic" fo:font-size="14pt" style:font-size-asian="14pt" style:font-size-complex="14pt"/>
    </style:style>
    <style:style style:name="P19" style:family="paragraph">
      <loext:graphic-properties draw:fill-color="#f7d1d5"/>
      <style:paragraph-properties fo:text-align="center"/>
      <style:text-properties style:font-name="Gentium Book Basic" fo:font-size="16pt" style:font-size-asian="16pt" style:font-size-complex="16pt"/>
    </style:style>
    <style:style style:name="P20" style:family="paragraph">
      <loext:graphic-properties draw:fill-color="#ffff6d"/>
      <style:paragraph-properties fo:text-align="start"/>
      <style:text-properties style:font-name="Gentium Book Basic" fo:font-size="12pt" style:font-size-asian="12pt" style:font-size-complex="12pt"/>
    </style:style>
    <style:style style:name="T1" style:family="text">
      <style:text-properties style:font-name="Gentium Book Basic"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2" style:family="text">
      <style:text-properties style:font-name="Gentium Book Basic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Gentium Book Basic" fo:font-size="14pt" style:font-size-asian="14pt" style:font-size-complex="14pt"/>
    </style:style>
    <style:style style:name="T4" style:family="text">
      <style:text-properties style:font-name="Gentium Book Basic"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style:font-name="Gentium Book Basic"/>
    </style:style>
    <style:style style:name="T6" style:family="text">
      <style:text-properties style:font-name="Gentium Book Basic" fo:font-size="16pt" style:font-size-asian="16pt" style:font-size-complex="16pt"/>
    </style:style>
    <style:style style:name="T7" style:family="text">
      <style:text-properties style:font-name="Gentium Book Basic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svg:x1="5.8cm" svg:y1="26.719cm" svg:x2="15.652cm" svg:y2="17.114cm" draw:start-shape="id1" draw:start-glue-point="1" draw:end-shape="id2" draw:end-glue-point="2" svg:d="M5800 26719h9852v-9605" svg:viewBox="0 0 9853 9606">
          <text:p/>
        </draw:connector>
        <draw:custom-shape draw:style-name="gr2" draw:text-style-name="P3" draw:layer="layout" svg:width="11.1cm" svg:height="12.4cm" svg:x="1.3cm" svg:y="1.4cm">
          <text:p text:style-name="P2"><text:span text:style-name="T1">Pre-G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3" draw:id="id3" draw:layer="layout" svg:width="2.49cm" svg:height="1.602cm" svg:x="5.342cm" svg:y="1.934cm">
          <text:p text:style-name="P4"><text:span text:style-name="T2">Ecran </text:span></text:p>
          <text:p text:style-name="P4"><text:span text:style-name="T2">d’accue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4" draw:id="id4" draw:layer="layout" svg:width="3.399cm" svg:height="1.414cm" svg:x="1.701cm" svg:y="5cm">
          <text:p text:style-name="P4"><text:span text:style-name="T3">Commencer Parti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layout" svg:width="3.374cm" svg:height="1.128cm" svg:x="8.179cm" svg:y="3.111cm">
          <text:p text:style-name="P4"><text:span text:style-name="T3">Comment jou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5.342cm" svg:y1="2.735cm" svg:x2="3.401cm" svg:y2="5cm" draw:start-shape="id3" draw:start-glue-point="3" draw:end-shape="id4" draw:end-glue-point="4" svg:d="M5342 2735h-1941v2265" svg:viewBox="0 0 1942 2266">
          <text:p/>
        </draw:connector>
        <draw:connector draw:style-name="gr1" draw:text-style-name="P1" draw:layer="layout" svg:x1="7.832cm" svg:y1="2.735cm" svg:x2="9.866cm" svg:y2="3.111cm" draw:start-shape="id3" draw:start-glue-point="1" draw:end-shape="id5" draw:end-glue-point="4" svg:d="M7832 2735h2034v376" svg:viewBox="0 0 2035 377">
          <text:p/>
        </draw:connector>
        <draw:custom-shape draw:style-name="gr6" draw:text-style-name="P7" draw:layer="layout" svg:width="12.097cm" svg:height="11.5cm" svg:x="1.8cm" svg:y="14.3cm">
          <text:p text:style-name="P2"><text:span text:style-name="T4">In-G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7" draw:id="id7" draw:layer="layout" svg:width="2.941cm" svg:height="2.012cm" svg:x="5.8cm" svg:y="14.388cm">
          <text:p text:style-name="P4"><text:span text:style-name="T3">Micro-Jeu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svg:x1="3.401cm" svg:y1="6.414cm" svg:x2="5.5cm" svg:y2="9.6cm" draw:start-shape="id4" draw:start-glue-point="8" draw:end-shape="id6" draw:end-glue-point="3" svg:d="M3401 6414v3186h2099" svg:viewBox="0 0 2100 3187">
          <text:p/>
        </draw:connector>
        <draw:custom-shape draw:style-name="gr8" draw:text-style-name="P9" xml:id="id8" draw:id="id8" draw:layer="layout" svg:width="2.657cm" svg:height="1.851cm" svg:x="6cm" svg:y="17.3cm">
          <text:p text:style-name="P4"><text:span text:style-name="T5">Scor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7.271cm" svg:y1="16.4cm" svg:x2="7.329cm" svg:y2="17.3cm" draw:start-shape="id7" draw:start-glue-point="6" draw:end-shape="id8" draw:end-glue-point="4" svg:d="M7271 16400l58 900" svg:viewBox="0 0 59 901">
          <text:p/>
        </draw:connector>
        <draw:custom-shape draw:style-name="gr9" draw:text-style-name="P6" xml:id="id9" draw:id="id9" draw:layer="layout" svg:width="2.964cm" svg:height="1.127cm" svg:x="8.438cm" svg:y="4.96cm">
          <text:p text:style-name="P4"><text:span text:style-name="T3">Instuction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9.866cm" svg:y1="4.239cm" svg:x2="9.92cm" svg:y2="4.96cm" draw:start-shape="id5" draw:start-glue-point="8" draw:end-shape="id9" draw:end-glue-point="4" svg:d="M9866 4239l54 721" svg:viewBox="0 0 55 722">
          <text:p/>
        </draw:connector>
        <draw:connector draw:style-name="gr1" draw:text-style-name="P1" draw:layer="layout" draw:line-skew="0.964cm -0.134cm" svg:x1="11.402cm" svg:y1="5.524cm" svg:x2="6.587cm" svg:y2="1.934cm" draw:start-shape="id9" draw:start-glue-point="10" draw:end-shape="id3" draw:end-glue-point="0" svg:d="M11402 5524h1465v-4224h-6280v634" svg:viewBox="0 0 6281 4225">
          <text:p/>
        </draw:connector>
        <draw:custom-shape draw:style-name="gr10" draw:text-style-name="P8" xml:id="id10" draw:id="id10" draw:layer="layout" svg:width="2.658cm" svg:height="1.851cm" svg:x="2.123cm" svg:y="17.01cm">
          <text:p text:style-name="P4"><text:span text:style-name="T3">Temps</text:span></text:p>
          <text:p text:style-name="P4"><text:span text:style-name="T3">limit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draw:type="line" svg:x1="4.781cm" svg:y1="17.936cm" svg:x2="6cm" svg:y2="18.226cm" draw:start-shape="id10" draw:start-glue-point="7" draw:end-shape="id8" draw:end-glue-point="5" svg:d="M4781 17936l1219 290" svg:viewBox="0 0 1220 291">
          <text:p/>
        </draw:connector>
        <draw:custom-shape draw:style-name="gr12" draw:text-style-name="P10" draw:layer="layout" svg:width="2.964cm" svg:height="1.128cm" svg:x="1.772cm" svg:y="7.393cm">
          <text:p text:style-name="P4"><text:span text:style-name="T3">Introdu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11" draw:id="id11" draw:layer="layout" svg:width="2.657cm" svg:height="1.852cm" svg:x="6.043cm" svg:y="20cm">
          <text:p text:style-name="P4"><text:span text:style-name="T5">Transiti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line-skew="2.545cm" svg:x1="8.7cm" svg:y1="20.926cm" svg:x2="8.741cm" svg:y2="15.394cm" draw:start-shape="id11" draw:start-glue-point="7" draw:end-shape="id7" draw:end-glue-point="7" svg:d="M8700 20926h3100v-5532h-3059" svg:viewBox="0 0 3101 5533">
          <text:p/>
        </draw:connector>
        <draw:custom-shape draw:style-name="gr8" draw:text-style-name="P9" xml:id="id12" draw:id="id12" draw:layer="layout" svg:width="2.657cm" svg:height="1.852cm" svg:x="1.917cm" svg:y="20.209cm">
          <text:p text:style-name="P4"><text:span text:style-name="T6">Score</text:span></text:p>
          <text:p text:style-name="P4"><text:span text:style-name="T6">tota</text:span><text:span text:style-name="T5">l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6.269cm" svg:y1="18.447cm" svg:x2="3.88cm" svg:y2="20.608cm">
          <text:p/>
        </draw:line>
        <draw:custom-shape draw:style-name="gr14" draw:text-style-name="P9" xml:id="id14" draw:id="id14" draw:layer="layout" svg:width="2.656cm" svg:height="1.851cm" svg:x="2.185cm" svg:y="22.977cm">
          <text:p text:style-name="P4"><text:span text:style-name="T5">Victoir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7.329cm" svg:y1="19.151cm" svg:x2="7.372cm" svg:y2="20cm" draw:start-shape="id8" draw:start-glue-point="6" draw:end-shape="id11" draw:end-glue-point="4" svg:d="M7329 19151l43 849" svg:viewBox="0 0 44 850">
          <text:p/>
        </draw:connector>
        <draw:custom-shape draw:style-name="gr8" draw:text-style-name="P12" xml:id="id13" draw:id="id13" draw:layer="layout" svg:width="2.657cm" svg:height="1.851cm" svg:x="9.977cm" svg:y="22.724cm">
          <text:p text:style-name="P4"><text:span text:style-name="T6">Non </text:span></text:p>
          <text:p text:style-name="P4"><text:span text:style-name="T6">Victoir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3" xml:id="id1" draw:id="id1" draw:layer="layout" svg:width="3.392cm" svg:height="1.039cm" svg:x="2.408cm" svg:y="26.2cm">
          <text:p text:style-name="P2"><text:span text:style-name="T7">Si score &gt; meilleur</text:span></text:p>
          <text:p text:style-name="P2"><text:span text:style-name="T7">score de z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2.311cm" svg:height="0.528cm" svg:x="4.034cm" svg:y="19.072cm">
          <text:p text:style-name="P2"><text:span text:style-name="T7">Incrém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4.574cm" svg:y1="21.135cm" svg:x2="9.977cm" svg:y2="23.65cm" draw:start-shape="id12" draw:start-glue-point="7" draw:end-shape="id13" draw:end-glue-point="5" svg:d="M4574 21135l5403 2515" svg:viewBox="0 0 5404 2516">
          <text:p/>
        </draw:connector>
        <draw:custom-shape draw:style-name="gr17" draw:text-style-name="P13" draw:layer="layout" svg:width="3.623cm" svg:height="1.225cm" svg:x="5.777cm" svg:y="22.1cm">
          <text:p text:style-name="P2"><text:span text:style-name="T7">Si score &lt; score </text:span></text:p>
          <text:p text:style-name="P2"><text:span text:style-name="T7">requis de la z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line-skew="0cm 0.187cm" svg:x1="11.306cm" svg:y1="24.575cm" svg:x2="14.4cm" svg:y2="16.307cm" draw:start-shape="id13" draw:start-glue-point="6" draw:end-shape="id2" draw:end-glue-point="3" svg:d="M11306 24575v501h2194v-8769h900" svg:viewBox="0 0 3095 8770">
          <text:p/>
        </draw:connector>
        <draw:custom-shape draw:style-name="gr18" draw:text-style-name="P14" xml:id="id2" draw:id="id2" draw:layer="layout" svg:width="2.504cm" svg:height="1.614cm" svg:x="14.4cm" svg:y="15.5cm">
          <text:p text:style-name="P4"><text:span text:style-name="T3">« Cinématique »</text:span></text:p>
          <text:p text:style-name="P4"><text:span text:style-name="T3">Victoire ou</text:span></text:p>
          <text:p text:style-name="P4"><text:span text:style-name="T3">défa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5" xml:id="id6" draw:id="id6" draw:layer="layout" svg:width="5.6cm" svg:height="3cm" svg:x="5.5cm" svg:y="8.1cm">
          <text:p text:style-name="P4"><text:span text:style-name="T5">Écran de choix de</text:span></text:p>
          <text:p text:style-name="P4"><text:span text:style-name="T5">z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8cm" svg:y1="11.2cm" svg:x2="7.271cm" svg:y2="14.388cm" draw:end-shape="id7" draw:end-glue-point="4" svg:d="M8000 11200v1344h-729v1844" svg:viewBox="0 0 730 3189">
          <text:p/>
        </draw:connector>
        <draw:connector draw:style-name="gr1" draw:text-style-name="P1" draw:layer="layout" svg:x1="15.652cm" svg:y1="15.5cm" svg:x2="11.1cm" svg:y2="9.6cm" draw:start-shape="id2" draw:start-glue-point="0" draw:end-shape="id6" draw:end-glue-point="1" svg:d="M15652 15500v-5900h-4552" svg:viewBox="0 0 4553 5901">
          <text:p/>
        </draw:connector>
        <draw:custom-shape draw:style-name="gr20" draw:text-style-name="P10" draw:layer="layout" svg:width="5.6cm" svg:height="1.628cm" svg:x="4.8cm" svg:y="11.672cm">
          <text:p text:style-name="P4"><text:span text:style-name="T3">Explication de la zone</text:span></text:p>
          <text:p text:style-name="P4"><text:span text:style-name="T3">(leader &amp; environnement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draw:layer="layout" svg:width="4.2cm" svg:height="1.9cm" svg:x="13.8cm" svg:y="19.7cm">
          <text:p text:style-name="P4"><text:span text:style-name="T7">Affichage du score</text:span></text:p>
          <text:p text:style-name="P4"><text:span text:style-name="T7">et nom du joueur</text:span></text:p>
          <text:p text:style-name="P4"><text:span text:style-name="T7">comme « propriétaire »</text:span></text:p>
          <text:p text:style-name="P4"><text:span text:style-name="T7">de la z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svg:x1="3.246cm" svg:y1="22.061cm" svg:x2="3.513cm" svg:y2="22.977cm" draw:start-shape="id12" draw:start-glue-point="6" draw:end-shape="id14" draw:end-glue-point="4" svg:d="M3246 22061v458h267v458" svg:viewBox="0 0 268 917">
          <text:p/>
        </draw:connector>
        <draw:connector draw:style-name="gr1" draw:text-style-name="P1" draw:layer="layout" draw:type="line" svg:x1="3.513cm" svg:y1="24.828cm" svg:x2="4.104cm" svg:y2="26.2cm" draw:start-shape="id14" draw:start-glue-point="6" draw:end-shape="id1" draw:end-glue-point="0" svg:d="M3513 24828l591 1372" svg:viewBox="0 0 592 1373">
          <text:p/>
        </draw:connector>
        <draw:custom-shape draw:style-name="gr22" draw:text-style-name="P17" draw:layer="layout" svg:width="3cm" svg:height="2.7cm" svg:x="10.3cm" svg:y="16.8cm">
          <text:p text:style-name="P4"><text:span text:style-name="T3">Tant qu’il</text:span></text:p>
          <text:p text:style-name="P4"><text:span text:style-name="T3">Reste des</text:span></text:p>
          <text:p text:style-name="P4"><text:span text:style-name="T3">micro-je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xml:id="id15" draw:id="id15" draw:layer="layout" svg:width="3.392cm" svg:height="1.039cm" svg:x="7cm" svg:y="27.461cm">
          <text:p text:style-name="P2"><text:span text:style-name="T7">Si meilleur score</text:span></text:p>
          <text:p text:style-name="P2"><text:span text:style-name="T7">Pendant x tem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line-skew="-0.285cm" svg:x1="2.185cm" svg:y1="23.903cm" svg:x2="5.5cm" svg:y2="9.6cm" draw:start-shape="id14" draw:start-glue-point="5" draw:end-shape="id6" svg:d="M2185 23903h-785v-14303h4100" svg:viewBox="0 0 4101 14304">
          <text:p/>
        </draw:connector>
        <draw:connector draw:style-name="gr1" draw:text-style-name="P1" draw:layer="layout" svg:x1="4.104cm" svg:y1="27.239cm" svg:x2="7cm" svg:y2="27.98cm" draw:start-shape="id1" draw:start-glue-point="2" draw:end-shape="id15" draw:end-glue-point="3" svg:d="M4104 27239v741h2896" svg:viewBox="0 0 2897 742">
          <text:p/>
        </draw:connector>
        <draw:connector draw:style-name="gr1" draw:text-style-name="P1" draw:layer="layout" draw:type="line" svg:x1="10.392cm" svg:y1="27.98cm" svg:x2="15.399cm" svg:y2="27.969cm" draw:start-shape="id15" draw:start-glue-point="1" svg:d="M10392 27980l5007-11" svg:viewBox="0 0 5008 12">
          <text:p/>
        </draw:connector>
        <draw:custom-shape draw:style-name="gr23" draw:text-style-name="P18" xml:id="id16" draw:id="id16" draw:layer="layout" svg:width="3.8cm" svg:height="1.439cm" svg:x="15.3cm" svg:y="27cm">
          <text:p text:style-name="P2"><text:span text:style-name="T3">Récompenses de</text:span></text:p>
          <text:p text:style-name="P2"><text:span text:style-name="T3">zone conqu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line-skew="0.2cm" svg:x1="19.1cm" svg:y1="27.719cm" svg:x2="17.95cm" svg:y2="8.8cm" draw:start-shape="id16" draw:start-glue-point="1" draw:end-shape="id17" draw:end-glue-point="5" svg:d="M19100 27719h700v-9819h-1850v-9100" svg:viewBox="0 0 1851 18920">
          <text:p/>
        </draw:connector>
        <draw:custom-shape draw:style-name="gr24" draw:text-style-name="P19" xml:id="id17" draw:id="id17" draw:layer="layout" svg:width="3.5cm" svg:height="3.2cm" svg:x="16.2cm" svg:y="5.6cm">
          <text:p text:style-name="P4"><text:span text:style-name="T6">Accès à la</text:span></text:p>
          <text:p text:style-name="P4"><text:span text:style-name="T6">Zone du </text:span></text:p>
          <text:p text:style-name="P4"><text:span text:style-name="T6">« boss »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20" draw:layer="layout" svg:width="4.2cm" svg:height="1.2cm" svg:x="15.8cm" svg:y="12.6cm">
          <text:p text:style-name="P2"><text:span text:style-name="T7">Si toutes récompenses </text:span></text:p>
          <text:p text:style-name="P2"><text:span text:style-name="T7">de zone acquise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tium Book Basic" svg:font-family="'Gentium Book Basi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5T16:43:57.692000000</meta:creation-date>
    <dc:date>2020-06-16T13:57:31.013000000</dc:date>
    <meta:editing-duration>PT1H10M9S</meta:editing-duration>
    <meta:editing-cycles>7</meta:editing-cycles>
    <meta:generator>LibreOffice/6.2.5.2$Windows_X86_64 LibreOffice_project/1ec314fa52f458adc18c4f025c545a4e8b22c159</meta:generator>
    <meta:document-statistic meta:object-count="47"/>
  </office:meta>
</office:document-meta>
</file>